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7.72583333333333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6.32354166666667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6.16479166666667cm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5.23875cm"/>
    </style:style>
    <style:style style:name="co10" style:family="table-column">
      <style:table-column-properties fo:break-before="auto" style:column-width="7.30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51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63pt" style:use-optimal-row-height="true" fo:break-before="auto"/>
    </style:style>
    <style:style style:name="ro7" style:family="table-row">
      <style:table-row-properties style:row-height="41.25pt" style:use-optimal-row-height="fals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2" table:number-rows-spanned="1" table:style-name="ce2">
            <text:p>Low-Speed CAN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Message ID (HEX)</text:p>
          </table:table-cell>
          <table:table-cell office:value-type="string" table:style-name="ce3">
            <text:p>Message ID (DEC)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0x06214000</text:p>
          </table:table-cell>
          <table:table-cell office:value-type="float" office:value="102842368" table:formula="of:=HEX2DEC(MID([.A4];3;8))" table:style-name="ce5">
            <text:p>102842368</text:p>
          </table:table-cell>
          <table:table-cell office:value-type="string" table:style-name="ce6">
            <text:p>0x0X- handbrake released</text:p>
            <text:p>0x2X - handbrake engaged</text:p>
            <text:p>0xX9 - parking lights on</text:p>
          </table:table-cell>
          <table:table-cell office:value-type="string" table:style-name="ce7">
            <text:p>0xX1 - doors opened</text:p>
          </table:table-cell>
          <table:table-cell table:number-columns-repeated="6" table:style-name="ce7"/>
          <table:table-cell table:number-columns-repeated="16374"/>
        </table:table-row>
        <table:table-row table:style-name="ro5">
          <table:table-cell office:value-type="string" table:style-name="ce5">
            <text:p>0x04214001</text:p>
          </table:table-cell>
          <table:table-cell office:value-type="float" office:value="69287937" table:formula="of:=HEX2DEC(MID([.A5];3;8))" table:style-name="ce5">
            <text:p>69287937</text:p>
          </table:table-cell>
          <table:table-cell table:number-columns-repeated="4" table:style-name="ce7"/>
          <table:table-cell office:value-type="string" table:number-columns-spanned="3" table:number-rows-spanned="1" table:style-name="ce17">
            <text:p>RPM</text:p>
          </table:table-cell>
          <table:covered-table-cell table:number-columns-repeated="2"/>
          <table:table-cell office:value-type="string" table:style-name="ce6">
            <text:p>0xX1 - reversing light on</text:p>
            <text:p>0xX0 - reversing light off</text:p>
          </table:table-cell>
          <table:table-cell table:number-columns-repeated="16374"/>
        </table:table-row>
        <table:table-row table:style-name="ro6">
          <table:table-cell office:value-type="string" table:style-name="ce5">
            <text:p>0x02214000</text:p>
          </table:table-cell>
          <table:table-cell office:value-type="float" office:value="35733504" table:formula="of:=HEX2DEC(MID([.A6];3;8))" table:style-name="ce5">
            <text:p>35733504</text:p>
          </table:table-cell>
          <table:table-cell table:style-name="ce7"/>
          <table:table-cell office:value-type="string" table:style-name="ce6">
            <text:p>0x00 - lights off</text:p>
            <text:p>0x20 - parking lights</text:p>
            <text:p>0x28 - driving lights</text:p>
            <text:p>0x38 - long lights</text:p>
          </table:table-cell>
          <table:table-cell office:value-type="string" table:style-name="ce6">
            <text:p>0x40 - left blinker</text:p>
            <text:p>0x20 - right blinker</text:p>
            <text:p>0x10 - rear window heating</text:p>
            <text:p>0x60 - emergency lights</text:p>
          </table:table-cell>
          <table:table-cell table:number-columns-repeated="5" table:style-name="ce7"/>
          <table:table-cell table:number-columns-repeated="16374"/>
        </table:table-row>
        <table:table-row table:style-name="ro7">
          <table:table-cell office:value-type="string" table:style-name="ce5">
            <text:p>0x06314000</text:p>
          </table:table-cell>
          <table:table-cell office:value-type="float" office:value="103890944" table:formula="of:=HEX2DEC(MID([.A7];3;8))" table:style-name="ce5">
            <text:p>103890944</text:p>
          </table:table-cell>
          <table:table-cell table:number-columns-repeated="5" table:style-name="ce7"/>
          <table:table-cell office:value-type="string" table:style-name="ce6">
            <text:p>0x00 - city power steering on</text:p>
            <text:p>0x01 - city power steering off</text:p>
          </table:table-cell>
          <table:table-cell table:number-columns-repeated="2" table:style-name="ce7"/>
          <table:table-cell table:number-columns-repeated="16374"/>
        </table:table-row>
        <table:table-row table:style-name="ro5">
          <table:table-cell office:value-type="string" table:style-name="ce5">
            <text:p>0x04214006</text:p>
          </table:table-cell>
          <table:table-cell office:value-type="float" office:value="69287942" table:formula="of:=HEX2DEC(MID([.A8];3;8))" table:style-name="ce5">
            <text:p>69287942</text:p>
          </table:table-cell>
          <table:table-cell table:number-columns-repeated="2" table:style-name="ce7"/>
          <table:table-cell office:value-type="string" table:style-name="ce6">
            <text:p>0x00 - ASR on</text:p>
            <text:p>0x80 - ASR off</text:p>
          </table:table-cell>
          <table:table-cell office:value-type="string" table:style-name="ce8">
            <text:p>SPEED</text:p>
          </table:table-cell>
          <table:table-cell office:value-type="string" table:number-columns-spanned="4" table:number-rows-spanned="1" table:style-name="ce9">
            <text:p>rotation angle of the right and left wheels</text:p>
          </table:table-cell>
          <table:covered-table-cell table:number-columns-repeated="3"/>
          <table:table-cell table:number-columns-repeated="16374"/>
        </table:table-row>
        <table:table-row table:style-name="ro8">
          <table:table-cell office:value-type="string" table:style-name="ce5">
            <text:p>0x04394000</text:p>
          </table:table-cell>
          <table:table-cell office:value-type="float" office:value="70860800" table:formula="of:=HEX2DEC(MID([.A9];3;8))" table:style-name="ce5">
            <text:p>70860800</text:p>
          </table:table-cell>
          <table:table-cell office:value-type="string" table:style-name="ce7">
            <text:p>engine load ??</text:p>
          </table:table-cell>
          <table:table-cell table:number-columns-repeated="7" table:style-name="ce7"/>
          <table:table-cell table:number-columns-repeated="16374"/>
        </table:table-row>
        <table:table-row table:style-name="ro3">
          <table:table-cell office:value-type="string" table:style-name="ce5">
            <text:p>0x04214002</text:p>
          </table:table-cell>
          <table:table-cell office:value-type="float" office:value="69287938" table:formula="of:=HEX2DEC(MID([.A10];3;8))" table:style-name="ce5">
            <text:p>69287938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4294001</text:p>
          </table:table-cell>
          <table:table-cell office:value-type="float" office:value="69812225" table:formula="of:=HEX2DEC(MID([.A11];3;8))" table:style-name="ce5">
            <text:p>69812225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621401A</text:p>
          </table:table-cell>
          <table:table-cell office:value-type="float" office:value="102842394" table:formula="of:=HEX2DEC(MID([.A12];3;8))" table:style-name="ce5">
            <text:p>102842394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6254000</text:p>
          </table:table-cell>
          <table:table-cell office:value-type="float" office:value="103104512" table:formula="of:=HEX2DEC(MID([.A13];3;8))" table:style-name="ce5">
            <text:p>103104512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6314003</text:p>
          </table:table-cell>
          <table:table-cell office:value-type="float" office:value="103890947" table:formula="of:=HEX2DEC(MID([.A14];3;8))" table:style-name="ce5">
            <text:p>103890947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6354000</text:p>
          </table:table-cell>
          <table:table-cell office:value-type="float" office:value="104153088" table:formula="of:=HEX2DEC(MID([.A15];3;8))" table:style-name="ce5">
            <text:p>104153088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63D4000</text:p>
          </table:table-cell>
          <table:table-cell office:value-type="float" office:value="104677376" table:formula="of:=HEX2DEC(MID([.A16];3;8))" table:style-name="ce5">
            <text:p>104677376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A314003</text:p>
          </table:table-cell>
          <table:table-cell office:value-type="float" office:value="170999811" table:formula="of:=HEX2DEC(MID([.A17];3;8))" table:style-name="ce5">
            <text:p>170999811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C014003</text:p>
          </table:table-cell>
          <table:table-cell office:value-type="float" office:value="201408515" table:formula="of:=HEX2DEC(MID([.A18];3;8))" table:style-name="ce5">
            <text:p>201408515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C394003</text:p>
          </table:table-cell>
          <table:table-cell office:value-type="float" office:value="205078531" table:formula="of:=HEX2DEC(MID([.A19];3;8))" table:style-name="ce5">
            <text:p>205078531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E094000</text:p>
          </table:table-cell>
          <table:table-cell office:value-type="float" office:value="235487232" table:formula="of:=HEX2DEC(MID([.A20];3;8))" table:style-name="ce5">
            <text:p>235487232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E094003</text:p>
          </table:table-cell>
          <table:table-cell office:value-type="float" office:value="235487235" table:formula="of:=HEX2DEC(MID([.A21];3;8))" table:style-name="ce5">
            <text:p>235487235</text:p>
          </table:table-cell>
          <table:table-cell table:number-columns-repeated="8" table:style-name="ce19"/>
          <table:table-cell table:number-columns-repeated="16374"/>
        </table:table-row>
        <table:table-row table:style-name="ro3">
          <table:table-cell office:value-type="string" table:style-name="ce5">
            <text:p>0x0E09401A</text:p>
          </table:table-cell>
          <table:table-cell office:value-type="float" office:value="235487258" table:formula="of:=HEX2DEC(MID([.A22];3;8))" table:style-name="ce5">
            <text:p>235487258</text:p>
          </table:table-cell>
          <table:table-cell table:number-columns-repeated="8" table:style-name="ce19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">
            <text:p>High-Speed CAN</text:p>
          </table:table-cell>
          <table:covered-table-cell/>
          <table:table-cell table:number-columns-repeated="16382" table:style-name="ce1"/>
        </table:table-row>
        <table:table-row table:style-name="ro3">
          <table:table-cell office:value-type="string" table:style-name="ce11">
            <text:p>Message ID (HEX)</text:p>
          </table:table-cell>
          <table:table-cell office:value-type="string" table:style-name="ce11">
            <text:p>Message ID (DEC)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0x0A28A001</text:p>
          </table:table-cell>
          <table:table-cell office:value-type="float" office:value="170434561" table:formula="of:=HEX2DEC(MID([.A28];3;8))" table:style-name="ce5">
            <text:p>170434561</text:p>
          </table:table-cell>
          <table:table-cell table:style-name="ce6"/>
          <table:table-cell table:number-columns-repeated="3" table:style-name="ce7"/>
          <table:table-cell office:value-type="string" table:number-columns-spanned="3" table:number-rows-spanned="1" table:style-name="ce17">
            <text:p>RPM</text:p>
          </table:table-cell>
          <table:covered-table-cell table:number-columns-repeated="2"/>
          <table:table-cell table:style-name="ce7"/>
          <table:table-cell table:number-columns-repeated="16374"/>
        </table:table-row>
        <table:table-row table:style-name="ro5">
          <table:table-cell office:value-type="string" table:style-name="ce13">
            <text:p>0x0A18A006</text:p>
          </table:table-cell>
          <table:table-cell office:value-type="float" office:value="169385990" table:formula="of:=HEX2DEC(MID([.A29];3;8))" table:style-name="ce5">
            <text:p>169385990</text:p>
          </table:table-cell>
          <table:table-cell table:number-columns-repeated="2" table:style-name="ce14"/>
          <table:table-cell office:value-type="string" table:style-name="ce15">
            <text:p>0x00 - ASR on</text:p>
            <text:p>0x80 - ASR off</text:p>
          </table:table-cell>
          <table:table-cell office:value-type="string" table:style-name="ce18">
            <text:p>SPEED</text:p>
          </table:table-cell>
          <table:table-cell office:value-type="string" table:number-columns-spanned="4" table:number-rows-spanned="1" table:style-name="ce16">
            <text:p>rotation angle of the right and left wheels</text:p>
          </table:table-cell>
          <table:covered-table-cell table:number-columns-repeated="3"/>
          <table:table-cell table:number-columns-repeated="16374"/>
        </table:table-row>
        <table:table-row table:style-name="ro5">
          <table:table-cell office:value-type="string" table:style-name="ce13">
            <text:p>0x0A18A000</text:p>
          </table:table-cell>
          <table:table-cell office:value-type="float" office:value="169385984" table:formula="of:=HEX2DEC(MID([.A30];3;8))" table:style-name="ce5">
            <text:p>169385984</text:p>
          </table:table-cell>
          <table:table-cell table:number-columns-repeated="2" table:style-name="ce14"/>
          <table:table-cell office:value-type="string" table:style-name="ce15">
            <text:p>0x40 - doors opened</text:p>
            <text:p>0x48 - doors closed</text:p>
          </table:table-cell>
          <table:table-cell table:style-name="ce14"/>
          <table:table-cell office:value-type="string" table:style-name="ce15">
            <text:p>0x00 - city power steering on</text:p>
            <text:p>0x08 - city power steering off</text:p>
          </table:table-cell>
          <table:table-cell table:number-columns-repeated="3" table:style-name="ce14"/>
          <table:table-cell table:number-columns-repeated="16374"/>
        </table:table-row>
        <table:table-row table:style-name="ro3">
          <table:table-cell office:value-type="string" table:style-name="ce13">
            <text:p>0x0028A00F</text:p>
          </table:table-cell>
          <table:table-cell office:value-type="float" office:value="2662415" table:formula="of:=HEX2DEC(MID([.A31];3;8))" table:style-name="ce5">
            <text:p>2662415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030A002</text:p>
          </table:table-cell>
          <table:table-cell office:value-type="float" office:value="3186690" table:formula="of:=HEX2DEC(MID([.A32];3;8))" table:style-name="ce5">
            <text:p>3186690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210A006</text:p>
          </table:table-cell>
          <table:table-cell office:value-type="float" office:value="34643974" table:formula="of:=HEX2DEC(MID([.A33];3;8))" table:style-name="ce5">
            <text:p>34643974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218A006</text:p>
          </table:table-cell>
          <table:table-cell office:value-type="float" office:value="35168262" table:formula="of:=HEX2DEC(MID([.A34];3;8))" table:style-name="ce5">
            <text:p>35168262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220A006</text:p>
          </table:table-cell>
          <table:table-cell office:value-type="float" office:value="35692550" table:formula="of:=HEX2DEC(MID([.A35];3;8))" table:style-name="ce5">
            <text:p>35692550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618A001</text:p>
          </table:table-cell>
          <table:table-cell office:value-type="float" office:value="102277121" table:formula="of:=HEX2DEC(MID([.A36];3;8))" table:style-name="ce5">
            <text:p>102277121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628A001</text:p>
          </table:table-cell>
          <table:table-cell office:value-type="float" office:value="103325697" table:formula="of:=HEX2DEC(MID([.A37];3;8))" table:style-name="ce5">
            <text:p>103325697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810A00</text:p>
          </table:table-cell>
          <table:table-cell office:value-type="float" office:value="8456704" table:formula="of:=HEX2DEC(MID([.A38];3;8))" table:style-name="ce5">
            <text:p>8456704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A18A001</text:p>
          </table:table-cell>
          <table:table-cell office:value-type="float" office:value="169385985" table:formula="of:=HEX2DEC(MID([.A39];3;8))" table:style-name="ce5">
            <text:p>169385985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A18A002</text:p>
          </table:table-cell>
          <table:table-cell office:value-type="float" office:value="169385986" table:formula="of:=HEX2DEC(MID([.A40];3;8))" table:style-name="ce5">
            <text:p>169385986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A18A00F</text:p>
          </table:table-cell>
          <table:table-cell office:value-type="float" office:value="169385999" table:formula="of:=HEX2DEC(MID([.A41];3;8))" table:style-name="ce5">
            <text:p>169385999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A1CA001</text:p>
          </table:table-cell>
          <table:table-cell office:value-type="float" office:value="169648129" table:formula="of:=HEX2DEC(MID([.A42];3;8))" table:style-name="ce5">
            <text:p>169648129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A28A000</text:p>
          </table:table-cell>
          <table:table-cell office:value-type="float" office:value="170434560" table:formula="of:=HEX2DEC(MID([.A43];3;8))" table:style-name="ce5">
            <text:p>170434560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0C1Ca00</text:p>
          </table:table-cell>
          <table:table-cell office:value-type="float" office:value="12700160" table:formula="of:=HEX2DEC(MID([.A44];3;8))" table:style-name="ce5">
            <text:p>12700160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C20A000</text:p>
          </table:table-cell>
          <table:table-cell office:value-type="float" office:value="203464704" table:formula="of:=HEX2DEC(MID([.A45];3;8))" table:style-name="ce5">
            <text:p>203464704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C24A000</text:p>
          </table:table-cell>
          <table:table-cell office:value-type="float" office:value="203726848" table:formula="of:=HEX2DEC(MID([.A46];3;8))" table:style-name="ce5">
            <text:p>203726848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C3CA000</text:p>
          </table:table-cell>
          <table:table-cell office:value-type="float" office:value="205299712" table:formula="of:=HEX2DEC(MID([.A47];3;8))" table:style-name="ce5">
            <text:p>205299712</text:p>
          </table:table-cell>
          <table:table-cell table:number-columns-repeated="8" table:style-name="ce10"/>
          <table:table-cell table:number-columns-repeated="16374"/>
        </table:table-row>
        <table:table-row table:style-name="ro3">
          <table:table-cell office:value-type="string" table:style-name="ce13">
            <text:p>0xC3CA006</text:p>
          </table:table-cell>
          <table:table-cell office:value-type="float" office:value="205299718" table:formula="of:=HEX2DEC(MID([.A48];3;8))" table:style-name="ce5">
            <text:p>205299718</text:p>
          </table:table-cell>
          <table:table-cell table:number-columns-repeated="8" table:style-name="ce10"/>
          <table:table-cell table:number-columns-repeated="16374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RaD</meta:initial-creator>
    <dc:creator>RaD</dc:creator>
    <meta:creation-date>2024-03-21T08:53:03Z</meta:creation-date>
    <dc:date>2024-03-21T10:49:53Z</dc:date>
  </office:meta>
</office:document-meta>
</file>